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</office:automatic-styles>
  <office:body>
    <office:spreadsheet>
      <table:table table:name="Lis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45mA</text:p>
          </table:table-cell>
          <table:table-cell/>
          <table:table-cell table:formula="of:=2.045*0.000001" office:value-type="float" office:value="0.000002045">
            <text:p>0,000002045</text:p>
          </table:table-cell>
          <table:table-cell table:formula="of:=0.008*0.000001" office:value-type="float" office:value="0.000000008">
            <text:p>0,000000008</text:p>
          </table:table-cell>
          <table:table-cell table:number-columns-repeated="3"/>
          <table:table-cell office:value-type="string">
            <text:p>31mA</text:p>
          </table:table-cell>
          <table:table-cell/>
          <table:table-cell table:formula="of:=2.045*0.000001" office:value-type="float" office:value="0.000002045">
            <text:p>0,000002045</text:p>
          </table:table-cell>
          <table:table-cell table:formula="of:=0.008*0.000001" office:value-type="float" office:value="0.000000008">
            <text:p>0,000000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004">
            <text:p>1,004</text:p>
          </table:table-cell>
          <table:table-cell office:value-type="float" office:value="0.005">
            <text:p>0,005</text:p>
          </table:table-cell>
          <table:table-cell table:number-columns-repeated="5"/>
          <table:table-cell office:value-type="float" office:value="1.004">
            <text:p>1,004</text:p>
          </table:table-cell>
          <table:table-cell office:value-type="float" office:value="0.005">
            <text:p>0,005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ip1</text:p>
          </table:table-cell>
          <table:table-cell office:value-type="string">
            <text:p>sip1</text:p>
          </table:table-cell>
          <table:table-cell office:value-type="string">
            <text:p>ip1</text:p>
          </table:table-cell>
          <table:table-cell office:value-type="string">
            <text:p>sip1</text:p>
          </table:table-cell>
          <table:table-cell table:number-columns-repeated="3"/>
          <table:table-cell office:value-type="string">
            <text:p>ip1</text:p>
          </table:table-cell>
          <table:table-cell office:value-type="string">
            <text:p>sip1</text:p>
          </table:table-cell>
          <table:table-cell office:value-type="string">
            <text:p>ip1</text:p>
          </table:table-cell>
          <table:table-cell office:value-type="string">
            <text:p>sip1</text:p>
          </table:table-cell>
        </table:table-row>
        <table:table-row table:style-name="ro1">
          <table:table-cell table:number-columns-repeated="2"/>
          <table:table-cell office:value-type="float" office:value="9.1">
            <text:p>9,1</text:p>
          </table:table-cell>
          <table:table-cell office:value-type="float" office:value="0.3">
            <text:p>0,3</text:p>
          </table:table-cell>
          <table:table-cell table:formula="of:=[.$C$2]*[.C8]" office:value-type="float" office:value="0.0000186095">
            <text:p>1,86095E-005</text:p>
          </table:table-cell>
          <table:table-cell table:formula="of:=SQRT([.C8]^2*[.D2]^2 + ([.D8]^2)*([.C2]^2))" office:value-type="float" office:value="0.000000617804248933269">
            <text:p>6,17804248933269E-007</text:p>
          </table:table-cell>
          <table:table-cell table:number-columns-repeated="3"/>
          <table:table-cell office:value-type="float" office:value="7.1">
            <text:p>7,1</text:p>
          </table:table-cell>
          <table:table-cell office:value-type="float" office:value="0.3">
            <text:p>0,3</text:p>
          </table:table-cell>
          <table:table-cell table:formula="of:=[.$C$2]*[.J8]" office:value-type="float" office:value="0.0000145195">
            <text:p>1,45195E-005</text:p>
          </table:table-cell>
          <table:table-cell table:formula="of:=SQRT([.J8]^2*[.K2]^2 + ([.K8]^2)*([.J2]^2))" office:value-type="float" office:value="0.00000061612376191801">
            <text:p>6,1612376191801E-007</text:p>
          </table:table-cell>
        </table:table-row>
        <table:table-row table:style-name="ro1">
          <table:table-cell table:number-columns-repeated="2"/>
          <table:table-cell office:value-type="string">
            <text:p>ip2</text:p>
          </table:table-cell>
          <table:table-cell office:value-type="string">
            <text:p>sip2</text:p>
          </table:table-cell>
          <table:table-cell office:value-type="string">
            <text:p>ip2</text:p>
          </table:table-cell>
          <table:table-cell office:value-type="string">
            <text:p>sip2</text:p>
          </table:table-cell>
          <table:table-cell table:number-columns-repeated="3"/>
          <table:table-cell office:value-type="string">
            <text:p>ip2</text:p>
          </table:table-cell>
          <table:table-cell office:value-type="string">
            <text:p>sip2</text:p>
          </table:table-cell>
          <table:table-cell office:value-type="string">
            <text:p>ip2</text:p>
          </table:table-cell>
          <table:table-cell office:value-type="string">
            <text:p>sip2</text:p>
          </table:table-cell>
        </table:table-row>
        <table:table-row table:style-name="ro1">
          <table:table-cell table:number-columns-repeated="2"/>
          <table:table-cell office:value-type="float" office:value="9.4">
            <text:p>9,4</text:p>
          </table:table-cell>
          <table:table-cell office:value-type="float" office:value="0.3">
            <text:p>0,3</text:p>
          </table:table-cell>
          <table:table-cell table:formula="of:=[.$C$2]*[.C10]" office:value-type="float" office:value="0.000019223">
            <text:p>0,000019223</text:p>
          </table:table-cell>
          <table:table-cell table:formula="of:=SQRT([.C10]^2*[.D2]^2 + ([.D10]^2)*([.C2]^2))" office:value-type="float" office:value="0.000000618091651779896">
            <text:p>6,18091651779896E-007</text:p>
          </table:table-cell>
          <table:table-cell table:number-columns-repeated="3"/>
          <table:table-cell office:value-type="float" office:value="6.9">
            <text:p>6,9</text:p>
          </table:table-cell>
          <table:table-cell office:value-type="float" office:value="0.3">
            <text:p>0,3</text:p>
          </table:table-cell>
          <table:table-cell table:formula="of:=[.$C$2]*[.J10]" office:value-type="float" office:value="0.0000141105">
            <text:p>1,41105E-005</text:p>
          </table:table-cell>
          <table:table-cell table:formula="of:=SQRT([.J10]^2*[.K2]^2 + ([.K10]^2)*([.J2]^2))" office:value-type="float" office:value="0.000000615978319423663">
            <text:p>0,000000616</text:p>
          </table:table-cell>
        </table:table-row>
        <table:table-row table:style-name="ro1">
          <table:table-cell table:number-columns-repeated="2"/>
          <table:table-cell office:value-type="string">
            <text:p>ie2</text:p>
          </table:table-cell>
          <table:table-cell office:value-type="string">
            <text:p>sie2</text:p>
          </table:table-cell>
          <table:table-cell office:value-type="string">
            <text:p>ie2</text:p>
          </table:table-cell>
          <table:table-cell office:value-type="string">
            <text:p>sie2</text:p>
          </table:table-cell>
          <table:table-cell table:number-columns-repeated="3"/>
          <table:table-cell office:value-type="string">
            <text:p>ie2</text:p>
          </table:table-cell>
          <table:table-cell office:value-type="string">
            <text:p>sie2</text:p>
          </table:table-cell>
          <table:table-cell office:value-type="string">
            <text:p>ie2</text:p>
          </table:table-cell>
          <table:table-cell office:value-type="string">
            <text:p>sie2</text:p>
          </table:table-cell>
        </table:table-row>
        <table:table-row table:style-name="ro1">
          <table:table-cell table:number-columns-repeated="2"/>
          <table:table-cell office:value-type="float" office:value="8.8">
            <text:p>8,8</text:p>
          </table:table-cell>
          <table:table-cell office:value-type="float" office:value="0.4">
            <text:p>0,4</text:p>
          </table:table-cell>
          <table:table-cell table:formula="of:=[.$C$2]*[.C12]" office:value-type="float" office:value="0.000017996">
            <text:p>0,000017996</text:p>
          </table:table-cell>
          <table:table-cell table:formula="of:=SQRT(([.C12]^2)*([.D2]^2) + ([.D12]^2)*([.$C$2]^2))" office:value-type="float" office:value="0.000000821023848618297">
            <text:p>0,000000821</text:p>
          </table:table-cell>
          <table:table-cell table:number-columns-repeated="3"/>
          <table:table-cell office:value-type="float" office:value="6.4">
            <text:p>6,4</text:p>
          </table:table-cell>
          <table:table-cell office:value-type="float" office:value="0.4">
            <text:p>0,4</text:p>
          </table:table-cell>
          <table:table-cell table:formula="of:=[.$C$2]*[.J12]" office:value-type="float" office:value="0.000013088">
            <text:p>0,000013088</text:p>
          </table:table-cell>
          <table:table-cell table:formula="of:=SQRT(([.J12]^2)*([.K2]^2) + ([.K12]^2)*([.$C$2]^2))" office:value-type="float" office:value="0.000000819600780868345">
            <text:p>8,19600780868345E-007</text:p>
          </table:table-cell>
        </table:table-row>
        <table:table-row table:style-name="ro1">
          <table:table-cell table:number-columns-repeated="2"/>
          <table:table-cell office:value-type="string">
            <text:p>deltaI</text:p>
          </table:table-cell>
          <table:table-cell office:value-type="string">
            <text:p>sdiltaI</text:p>
          </table:table-cell>
          <table:table-cell table:number-columns-repeated="5"/>
          <table:table-cell office:value-type="string">
            <text:p>deltaI</text:p>
          </table:table-cell>
          <table:table-cell office:value-type="string">
            <text:p>sdilta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6">
            <text:p>7,6</text:p>
          </table:table-cell>
          <table:table-cell office:value-type="float" office:value="0.2">
            <text:p>0,2</text:p>
          </table:table-cell>
          <table:table-cell table:formula="of:=[.$C$2]*[.C14]" office:value-type="float" office:value="0.000015542">
            <text:p>0,000015542</text:p>
          </table:table-cell>
          <table:table-cell table:formula="of:=SQRT(([.C14]^2)*([.$D$2]^2) + ([.D14]^2)*([.$C$2]^2))" office:value-type="float" office:value="0.00000041349442559725">
            <text:p>4,1349442559725E-007</text:p>
          </table:table-cell>
          <table:table-cell table:number-columns-repeated="3"/>
          <table:table-cell office:value-type="float" office:value="5.8">
            <text:p>5,8</text:p>
          </table:table-cell>
          <table:table-cell office:value-type="float" office:value="0.2">
            <text:p>0,2</text:p>
          </table:table-cell>
          <table:table-cell table:formula="of:=[.$C$2]*[.J14]" office:value-type="float" office:value="0.000011861">
            <text:p>0,000011861</text:p>
          </table:table-cell>
          <table:table-cell table:formula="of:=SQRT(([.J14]^2)*([.$D$2]^2) + ([.K14]^2)*([.$C$2]^2))" office:value-type="float" office:value="0.00000041162356589486">
            <text:p>4,1162356589486E-007</text:p>
          </table:table-cell>
        </table:table-row>
        <table:table-row table:style-name="ro1">
          <table:table-cell table:number-columns-repeated="2"/>
          <table:table-cell office:value-type="string">
            <text:p>delta v</text:p>
          </table:table-cell>
          <table:table-cell office:value-type="string">
            <text:p>sdeltav</text:p>
          </table:table-cell>
          <table:table-cell table:number-columns-repeated="5"/>
          <table:table-cell office:value-type="string">
            <text:p>delta v</text:p>
          </table:table-cell>
          <table:table-cell office:value-type="string">
            <text:p>sdelta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office:value-type="float" office:value="0.1">
            <text:p>0,1</text:p>
          </table:table-cell>
          <table:table-cell table:formula="of:=[.$C$3]*[.C16]" office:value-type="float" office:value="2.6104">
            <text:p>2,6104</text:p>
          </table:table-cell>
          <table:table-cell table:formula="of:=SQRT(([.C16]^2)*([.$D$3]^2) + ([.D16]^2)*([.$C$3]^2))" office:value-type="float" office:value="0.101238135107281">
            <text:p>0,1012381351</text:p>
          </table:table-cell>
          <table:table-cell table:number-columns-repeated="3"/>
          <table:table-cell office:value-type="float" office:value="2.6">
            <text:p>2,6</text:p>
          </table:table-cell>
          <table:table-cell office:value-type="float" office:value="0.1">
            <text:p>0,1</text:p>
          </table:table-cell>
          <table:table-cell table:formula="of:=[.$C$3]*[.J16]" office:value-type="float" office:value="2.6104">
            <text:p>2,6104</text:p>
          </table:table-cell>
          <table:table-cell table:formula="of:=SQRT(([.J16]^2)*([.$D$3]^2) + ([.K16]^2)*([.$C$3]^2))" office:value-type="float" office:value="0.101238135107281">
            <text:p>0,101238135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igmaip</text:p>
          </table:table-cell>
          <table:table-cell table:formula="of:=[.E8]+[.E10]" office:value-type="float" office:value="0.0000378325">
            <text:p>3,78325E-005</text:p>
          </table:table-cell>
          <table:table-cell table:formula="of:=SQRT([.F8]^2 + [.F10]^2)" office:value-type="float" office:value="0.000000873910395864473">
            <text:p>8,73910395864473E-007</text:p>
          </table:table-cell>
          <table:table-cell table:number-columns-repeated="4"/>
          <table:table-cell office:value-type="string">
            <text:p>sigmaip</text:p>
          </table:table-cell>
          <table:table-cell table:formula="of:=[.L8]+[.L10]" office:value-type="float" office:value="0.00002863">
            <text:p>0,00002863</text:p>
          </table:table-cell>
          <table:table-cell table:formula="of:=SQRT([.M8]^2 + [.M10]^2)" office:value-type="float" office:value="0.000000871227742900787">
            <text:p>8,71227742900787E-00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0</text:p>
          </table:table-cell>
          <table:table-cell table:formula="of:=[.E16]/([.E14])" office:value-type="float" office:value="167957.791789988">
            <text:p>167957,791789988</text:p>
          </table:table-cell>
          <table:table-cell table:formula="of:=SQRT((1/[.E14]^2)*([.F16]^2) +(([.E16]^2)/([.E14]^4))*([.F14]^2) )" office:value-type="float" office:value="7899.22386998715">
            <text:p>7899,2238699872</text:p>
          </table:table-cell>
          <table:table-cell table:number-columns-repeated="4"/>
          <table:table-cell office:value-type="string">
            <text:p>r0</text:p>
          </table:table-cell>
          <table:table-cell table:formula="of:=[.L16]/([.L14])" office:value-type="float" office:value="220082.623724812">
            <text:p>220082,623724812</text:p>
          </table:table-cell>
          <table:table-cell table:formula="of:=SQRT((1/[.L14]^2)*([.M16]^2) +(([.L16]^2)/([.L14]^4))*([.M14]^2) )" office:value-type="float" office:value="11453.7209086299">
            <text:p>11453,720908629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formula="of:=[.E12]/[.D19]" office:value-type="float" office:value="0.475675675675676">
            <text:p>0,4756756757</text:p>
          </table:table-cell>
          <table:table-cell table:formula="of:=SQRT( (1/([.D19]^2))*([.F12]^2)+(([.E12]^2)/([.D19]^4))*([.E19]^2))" office:value-type="float" office:value="0.0243246812985992">
            <text:p>0,0243246813</text:p>
          </table:table-cell>
          <table:table-cell table:number-columns-repeated="4"/>
          <table:table-cell office:value-type="string">
            <text:p>G</text:p>
          </table:table-cell>
          <table:table-cell table:formula="of:=[.L12]/[.K19]" office:value-type="float" office:value="0.457142857142857">
            <text:p>0,4571428571</text:p>
          </table:table-cell>
          <table:table-cell table:formula="of:=SQRT( (1/([.K19]^2))*([.M12]^2)+(([.L12]^2)/([.K19]^4))*([.L19]^2))" office:value-type="float" office:value="0.0318283536734493">
            <text:p>0,031828353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=</text:p>
          </table:table-cell>
          <table:table-cell table:formula="of:=11600*([.D21]-[.D21]^2)*[.D20]*[.D19]" office:value-type="float" office:value="18383.7512830726">
            <text:p>18383,7512830726</text:p>
          </table:table-cell>
          <table:table-cell table:formula="of:=SQRT((([.D22]/[.D20])^2)*([.E20]^2) + (([.D22]/[.D19])^2)*([.E19]^2) + ((11600*(1-2*[.D21])*[.D20]*[.D19])^2)*([.E21]^2))" office:value-type="float" office:value="967.204192216959">
            <text:p>967,204192217</text:p>
          </table:table-cell>
          <table:table-cell table:number-columns-repeated="4"/>
          <table:table-cell office:value-type="string">
            <text:p>T=</text:p>
          </table:table-cell>
          <table:table-cell table:formula="of:=11600*([.K21]-[.K21]^2)*[.K20]*[.K19]" office:value-type="float" office:value="18138.5508571429">
            <text:p>18138,5508571429</text:p>
          </table:table-cell>
          <table:table-cell table:formula="of:=SQRT((([.K22]/[.K20])^2)*([.L20]^2) + (([.K22]/[.K19])^2)*([.L19]^2) + ((11600*(1-2*[.K21])*[.K20]*[.K19])^2)*([.L21]^2))" office:value-type="float" office:value="1111.5439121964">
            <text:p>1111,5439121964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table:style-name="ce1" table:formula="of:=(1/([.E19]^2))*([.F12]^2)" office:value-type="float" office:value="0.882628066869273">
            <text:p>0,8826280669</text:p>
          </table:table-cell>
          <table:table-cell table:number-columns-repeated="6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.03.2012</text:date>, <text:time>12:23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3-24T16:29:13</meta:creation-date>
    <dc:date>2012-03-27T12:23:41</dc:date>
    <dc:creator>Paulie </dc:creator>
    <meta:editing-duration>PT3H15M53S</meta:editing-duration>
    <meta:editing-cycles>27</meta:editing-cycles>
    <meta:generator>LibreOffice/3.4$Linux LibreOffice_project/340m1$Build-502</meta:generator>
    <meta:document-statistic meta:table-count="3" meta:cell-count="107" meta:object-count="0"/>
  </office:meta>
</office:document-meta>
</file>